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officeooo:rsid="0006e8d0" officeooo:paragraph-rsid="0006e8d0" style:font-weight-asian="bold" style:font-weight-complex="bold"/>
    </style:style>
    <style:style style:name="P2" style:family="paragraph" style:parent-style-name="Standard">
      <style:text-properties fo:font-weight="bold" officeooo:rsid="000791fb" officeooo:paragraph-rsid="000791fb" style:font-weight-asian="bold" style:font-weight-complex="bold"/>
    </style:style>
    <style:style style:name="P3" style:family="paragraph" style:parent-style-name="Standard">
      <style:text-properties fo:font-weight="bold" officeooo:rsid="0007b357" officeooo:paragraph-rsid="0007b357" style:font-weight-asian="bold" style:font-weight-complex="bold"/>
    </style:style>
    <style:style style:name="P4" style:family="paragraph" style:parent-style-name="Standard">
      <style:text-properties fo:font-weight="bold" officeooo:rsid="00081d55" officeooo:paragraph-rsid="00081d55" style:font-weight-asian="bold" style:font-weight-complex="bold"/>
    </style:style>
    <style:style style:name="P5" style:family="paragraph" style:parent-style-name="Standard">
      <style:text-properties officeooo:rsid="000791fb" officeooo:paragraph-rsid="000791fb"/>
    </style:style>
    <style:style style:name="P6" style:family="paragraph" style:parent-style-name="Standard">
      <style:text-properties officeooo:rsid="0007b357" officeooo:paragraph-rsid="0007b357"/>
    </style:style>
    <style:style style:name="P7" style:family="paragraph" style:parent-style-name="Standard">
      <style:text-properties officeooo:rsid="00081d55" officeooo:paragraph-rsid="00081d55"/>
    </style:style>
    <style:style style:name="P8" style:family="paragraph" style:parent-style-name="Standard">
      <style:text-properties officeooo:rsid="00081d55" officeooo:paragraph-rsid="00081d55"/>
    </style:style>
    <style:style style:name="P9" style:family="paragraph" style:parent-style-name="Standard">
      <style:text-properties officeooo:rsid="000a346c" officeooo:paragraph-rsid="000a346c"/>
    </style:style>
    <style:style style:name="P10" style:family="paragraph" style:parent-style-name="Standard">
      <style:text-properties fo:font-weight="bold" officeooo:rsid="000a346c" officeooo:paragraph-rsid="000a346c" style:font-weight-asian="bold" style:font-weight-complex="bold"/>
    </style:style>
    <style:style style:name="T1" style:family="text">
      <style:text-properties officeooo:rsid="0008a58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 TO TEXT MINING</text:p>
      <text:p text:style-name="Standard"/>
      <text:p text:style-name="Standard">Welcome to the course on applied text mining in Python, I'm glad you're here. Today we're going to start with working with text. Text is everywhere, you see them in books and in printed material. You have newspapers, you have Wikipedia and other encyclopedia. You have people talking to each other in online forums, and discussion groups, and so on. You have Facebook and Twitter, that's most text, too.</text:p>
      <text:p text:style-name="Standard">Play video starting at ::38 and follow transcript0:38</text:p>
      <text:p text:style-name="Standard">And this text data is growing really fast. It grows exponentially and continues to grow so. And it's estimated to be about 2.5 Exabytes, that is 2.5 million TB, a day.</text:p>
      <text:p text:style-name="Standard">Play video starting at ::53 and follow transcript0:53</text:p>
      <text:p text:style-name="Standard">It'll grow to about 40 Zettabytes, according to recent estimates. That is 40 billion TB by 2020. And that is 50 times that of what was just 10 years ago.</text:p>
      <text:p text:style-name="Standard">Play video starting at :1:6 and follow transcript1:06</text:p>
      <text:p text:style-name="Standard">Approximately 80% of all of this data is estimated to be unstructured and free text.</text:p>
      <text:p text:style-name="Standard">Play video starting at :1:12 and follow transcript1:12</text:p>
      <text:p text:style-name="Standard">That includes over 40 million articles in Wikipedia. Over 5 million of them are in English. Actually, just 5 million of them are in English. 4.5 billion Web pages, about 500 million tweets a day. That consists of about 200 billion tweets a year. And over 1.5 trillion queries on Google in a year.</text:p>
      <text:p text:style-name="Standard">Play video starting at :1:38 and follow transcript1:38</text:p>
      <text:p text:style-name="Standard">So when we look at data and look at what is hidden in text in plain sight, you'll see that it says a lot.</text:p>
      <text:p text:style-name="Standard">Play video starting at :1:47 and follow transcript1:47</text:p>
      <text:p text:style-name="Standard">So for example, this is the Twitter profile of UN Spokesperson. So you have the author there. And you have description, location of where they are. You have the tweets, themselves, the actual content, if you think about it. That has the topic and the sentiment around each of them. For each tweet, you have the timestamp, when it was sent out. You have the popularity of how many times this is retweeted or liked by others. And in general, this also gives you some idea of the social network. About how many people are following this account, how many accounts are being followed by this particular account of UN Spokesperson.</text:p>
      <text:p text:style-name="Standard">Play video starting at :2:34 and follow transcript2:34</text:p>
      <text:p text:style-name="Standard">So what can be done with all of this text?</text:p>
      <text:p text:style-name="Standard">Play video starting at :2:38 and follow transcript2:38</text:p>
      <text:p text:style-name="Standard">You could parse the text, try to understand what it says. Find and extract relevant information from text, even define what information is. You're to classify the text documents. You're to search for relevant text documents, this is information retrieval.</text:p>
      <text:p text:style-name="Standard">Play video starting at :2:57 and follow transcript2:57</text:p>
      <text:p text:style-name="Standard">You're to also do some sort of sentiment analysis. You could see whether something is positive or negative. Something is happy, something is sad, something's angry. They're all sentiments associated with a particular piece of text. And then you could do topic modeling, identify what is a topic that is being discussed. How many topics are being discussed in this document and so on?</text:p>
      <text:p text:style-name="Standard">Play video starting at :3:22 and follow transcript3:22</text:p>
      <text:p text:style-name="Standard">We are going to talk about each of these in the next few modules. And see what we can do using text mining in Python.</text:p>
      <text:p text:style-name="Standard"/>
      <text:p text:style-name="P2">HANDLING TEXT IN PYTHON</text:p>
      <text:p text:style-name="P5">In this video we're going to talk about handling text in Python. Let's first start looking at primitive constructs in text. You have sentences or strings and they are formed of words or tokens, and words are formed out of characters. On the other side, you have documents and larger files and we're talking about all these constructs and their properties. So let's try it out. Let's pull out a sentence from the U.N. spokesperson's twitter profile and say, that is text1. So text1 here is "Ethics are built right into the ideals and objectives of the United Nations." If you find out the length of text1, it could tell you how many characters are there in this string. That's 76. What if you want to know the <text:soft-page-break/>words? So you have to split this text on space. Let's say that is our primitive tokenization. So you split this sentence on space to find out words or tokens. And the length of that is 13. There are 13 tokens in the sentence. And what are those? Ethics, are, built, right, in, doing, so on. So these all look very good. They all are valid words. So this is great. Looks like this splitting works. Now, if you are to find specific words for example, long words that are more than three characters long, you would say w for w in text2, where if length of w is greater than three. And that will give you all these words that are more than three characters long in this text2. Ethics, built, right, into and so on. What if we want to find out capitalized words? Capitalized words are those that start with a capital letter A to Z, but you could use something like istitle because istitle is a function that checks whether the first character is capitalized and the others are small. So w for w in text2 if w.istitle will tell you that the w.istitle is true for words like Ethics, United and Nations and it's false otherwise. What if you want to find out words that end with s. You can say w for w in text2 if w.endswith s,` that will give you Ethics, ideas, objectives, nations. Great. So now we have found out how to find individual words. Now let's look at finding unique words and where to use set function for that. Let's take another example text3, that is this famous phrase "To be or not to be." If you split it in space, you are going to get six words- to, be, or, not, to, be six of them. Now if you use set function, it's going to find out all the unique words in this list. So when you say set of text 4, it's going to find out unique words, that will be: to, be, or, not. So we expect four. But we get the answer of 5. What happened? If you look at the set text4, you'll see that you do have to, be, or, not, but you have "to" occuring twice. One with a capital T and other with the small t. That's a problem because you don't want to have these two variants just because one was the first word and was capitalized. So to fix that we should lowercase the text. So we say w.lower for w in text4 and then find set of that and the length of that and that will give you 4. So if you print the entire set, it is indeed to be or not in some order. Great. Now let's look in more detail on some of the word comparison functions. We have startswith, we have endswith as we saw with endswith s. We can also use a function call t in s to find out the substrings. If a particular substring is in a largest string, and then you have these functions that check whether a particular string is capitalized- isupper, is all small case. Lower case islower or title case- where the first one is capitalized and the others are small, using s.istitle. The same way you can check for other patterns. You can check for isalpha which is whether a particular string is alphanumeric. Isdigit, if it is actually, isalpha is if the string is just made of alphabets, is digit if the string is just made of digits 0 to 9 and isalnum is if the string is made of alphabets or numerals or digits- that's isalnum. Once we have done this checking operations, you can look at more on the string operations. We have already seen s.lower where it takes in a string s and gives out the lowercase version of that string. It could use s.upper to make the entire string uppercase, or titlecase to make it title case. You can split a sentence s on a smaller string t. So if you split something on space, let's say, then t becomes that space- one character and we have seen that that will give out words from a sentence. The same way you could use split lines. So s.splitlines is going to split a sentence on the newline character or end of line character- \n in some cases. s.join is the opposite of splitting. So you have s.join on t, would say that you think the words represented by an array or a set in t and join it using a string that is s. You can also do some cleaning operations on string s.strip is going to take out all the whitespace characters, which means spaces and tabs from the front of the string, and rstrip is something that will take out these spaces and whitespace characters and Tabs and so on from the end of the string. Let's take an example. In fact, s.strip is going to take these whitespace characters from the front and the back. s.find is going to find a particular substring t in s, from the front. While s.rfind is going to find the string t from s from the end of the string. Finally, s.replace, it takes two parameters, u and v, where every occurrence of u, a smaller string in s, is going to be replaced by v, and other small string. So let's take these examples and see how it works. So first look at words two characters. text5 is ouagadougou. For those who know, this is the capital city of Burkina Faso. And I like this word in general because of this repetitions of characters. So you split that sentence or word in this case text5 on ou. What do you expect to see? We'll see that in text5, when you split it with ou, you're going to get four groups. The first is an empty string because the string text5 starts with ou. So there is nothing before that. That's <text:soft-page-break/>what that empty means. And then between the first occurrence of ou and the second occurrence of ou, you have agad. That's the second element in this set. And then you have g at the third and then finally ou is the last set. Last set of characters in ouagadougou, so there is nothing after, so the fourth one is also empty. So when you have a particular string ou occurring three times in text, in this case, text5, when you split it, you're going to get four parts: Before the first, between the first and the second, between the second and the third, and after the third. Okay, So that's why you have this four. And now if you join text6, that is this array of four elements using the string ou, you are going to get back ouagadougou. That's where we started, so split and join are opposites of each other. Now suppose we want to find characters- all the characters in the word. We would imagine that we have to split on something. So let's split on empty. So text5.split on an empty string should give you all the characters. But actually what you get is an error. It says that it's an empty separator. So it doesn't work. So what should we do? The way to do that is to find list of text5. So when you have text5, which is a string, list of text5 gives you all the characters, and then you could also- the other way to do that would be for c in text5. So that will also give you the string with- sorry the array with individual characters. So there are two ways really to get characters out of words. One would be do use list function and the other is to say c for c in text5. Now let's take some examples of cleaning text. So we take an example text8. That is a string, "a quick brown fox jumped over the lazy dog" but it has some whitespace characters before and after. When it's split on space, because there are whitespace characters before and after, you're going to get these empty strings at the start or a tab at the start and so on. Because there are indeed multiple spaces and tabs up in front and there's also a space at the end, so we have this empty string at the end. This is not how you want to get all the words when you have just stray spaces around some text. So, what we'll do is we say text8.strip. Note that strip, strips out whitespace characters both from the start and the end. So then if you split on space, you're going to get the sentence as it is, and you basically get the words right. A quick brown fox and so on. What if you want to change the text, like finding and replacing. So remember text9 was this "a quick brown fox jumped over the lazy dog" and let's say we want to find the character o. In this string, when you say text9.find o is going to give you the offset, the characters offset of where it found the first o. So in fact, that was at character 10, because a is character one, and then space is character two, and so on. In fact, a would be character zero, because at zero bound, it's 0, 1 and then quick becomes two three four five six, then the space at seven, and eight, nine, and 10. So brown, the o in middle of Brown would be character number 10. The same way you could do rfind that's reverse find, and that will give you the character of 14 because if you start from the first a, as zero and go to the o in dog, that's character number 14. Finally, you can replace And let's replace the small o with a capital O. And that will give you the same sentence, The quick brown fox jumps over the lazy dog. But every occurrence of O that's four of them, has been replaced by capital O. So this demonstrates how you can use find and rfind and replace to change text. What about handling larger texts? Larger texts are typically going to be in files. So you're going to read the files and you have to read them let's say, line by line. And in this case let's take an example of a file that I have called UNHDR.txt. This is the United Nations Declaration of Human Rights. I say that</text:p>
      <text:p text:style-name="P5"><text:s/>you have to open it using fopen UNDHR.txt and you have to open it and read more. So that is r. Once you have that. And you say f.readline is going to read the first line, and that is, "Universal Declaration of Human Rights." with the \n to tindicate that it's the end of the line. If you are reading the full file, you can either do it in a loop. Read the line one by one. And because we have already opened it and I want to reset the reading point let's say to the start of the file, I'm going to say f.seek zero. That resets the reading. And then I could just use f.read and f.read is going to read this entire file and give it back as text12. Then if you look at length of text12, it has read the entire files, so that are 10,891 characters there, that would be your length. So it's not just one sentence, one line out of this file. And then you can split lines on text12 to do basically give you a 158 sentences. In fact, they are not sentences, I should say that they are lines that are delimited by a \n, so a newline character. So for all purposes here, when it's a line, you mean something that ends with the \n. So that are 158 such lines. The first line is Universal declaration of human rights. You will notice that <text:soft-page-break/>when you do split lines and read the line that way, the \n goes missing because you split it on \n, And so when you split on a particular character, that character is not included in the result. Whereas the f.readline up at the top was reading the line, one line at a time. So it has this \n at the end. In general, these are the file operations that you would want to use. You have open that has a file name and a mod, So read more would have an r, write more would have a w, and so on. You can read the line usingf.readline or f.read or f.read with n, that will read n characters rather than the entire file. For you can use a loop, say, for line in f, doSomething line. You can say f.seek that will reset the reading pointer, let's say reading position. So f.sek of zero will reset the reading position back to the start of the file. f.write would be how you would write a particular message into a file if you opened it in the appropriate more, in the write mode, say. And then once you've done all the operations, the counterpart of opening is closing. So f.close will close that file handle. And you can check whether something has closed with that particular right handle closed by using f.closed. So when you read this you'll notice that f.readline gave you this \n at the end. That is not necessarily something we want to keep. So how would you take that out? How to take that last newline character out? You could do rstrip. Remember rstrip is used to remove whitespace characters and \n is one of them- from the end of the string. So rstrip would just remove that and give you "Universal declaration of human rights. " And this rstrip works for DOS newline characters that show up as \r or \r\n and so on. So it is universally the function that you would want to use rather than saying find \n, because that may not be the character in the kind of encoding you have. So the take home messages here, as we looked at how to handle text sentences. We saw how to split a sentence into words, and words into characters. We saw two ways to do that. We've set and looked at that how you could find unique words and looked briefly into how to handle a text from documents or from large files. Next, we're going to go in more detail about how you could process the text to find out some interesting concepts from within the text.</text:p>
      <text:p text:style-name="P5"/>
      <text:p text:style-name="P3">REGULAR EXPRESSIONS</text:p>
      <text:p text:style-name="P6">In this video, we are going to talk about regular expression. When you're processing free-text, we come across a lot of places where regular expressions or patterns play a role.</text:p>
      <text:p text:style-name="P6">Play video starting at ::22 and follow transcript0:22</text:p>
      <text:p text:style-name="P6">So, let us take an example.</text:p>
      <text:p text:style-name="P6">Play video starting at ::24 and follow transcript0:24</text:p>
      <text:p text:style-name="P6">This is one of the tweets from the UN spokesperson's account and this is ethics are built right into the ideals and objectives of the United Nations. We have seen this earlier today and then you have #UNSG. There is another little piece of text like @ New York society for ethical culture. There's a URL there and then two callouts to @UN and @UN_Women. So from this tweet, if you were find out all callouts and hashtags, how would you do it? First, of course, you have to split it on space to get these individual tokens. So, you have that. So now, you know that you have all of these individual tokens. And now, this is in a better position to find out where callouts are or hashtags are. Why don't you give it a try?</text:p>
      <text:p text:style-name="P6">Play video starting at :1:24 and follow transcript1:24</text:p>
      <text:p text:style-name="P6">So when you're finding out specific words, such as callouts or hashtags, you may want to see what patterns these hold. So for example, hashtags start with the hash symbol or the pound sign. So, you can use something like this. You can say, w for w in text11 if w.startswith the hash symbol. Great, you get #UNSG. That's exactly what you want, great.</text:p>
      <text:p text:style-name="P6">Play video starting at :1:57 and follow transcript1:57</text:p>
      <text:p text:style-name="P6">What about callouts? Same with hashtags, you can say, callouts are strings that start with the symbol at three, the @ symbol. So you can say, w for w in text11 if W starts with @ and you'll get the response as @UN_Women. But there is also this @ separately. Recall that there was this @newyorksociety and that @ as a separate token comes in. That's not really a callout.</text:p>
      <text:p text:style-name="P6">Play video starting at :2:30 and follow transcript2:30</text:p>
      <text:p text:style-name="P6">So, this doesn't really work. So now, what should we do? It's not sufficient to say that something starts with the @. The callouts are tokens that begin with @. They have to follow that up with <text:soft-page-break/>something. So for example, these are valid callouts @UN_Spokesperson or @katyperry or @coursera. So what you can see is that it's something that has to match after @ like alphabets or numbers, or special symbols like the underscore sign.</text:p>
      <text:p text:style-name="P6">Play video starting at :3:3 and follow transcript3:03</text:p>
      <text:p text:style-name="P6">So what you're saying is the pattern is @ and then capital letters or small letters and number and underscore occurring one, or more times.</text:p>
      <text:p text:style-name="P6">Play video starting at :3:15 and follow transcript3:15</text:p>
      <text:p text:style-name="P6">That is the pattern that defines callouts.</text:p>
      <text:p text:style-name="P6">Play video starting at :3:20 and follow transcript3:20</text:p>
      <text:p text:style-name="P6">So, let’s try this one out. So you have the text, text10 and then you can split it on space and then you do just check for first character to be @. So when you sa, text for all words in text11 that start with @, you get @ and @UN and @UN_Women. But if you first use a regular expression and import re, that is import a regular expression package and say, all words where words in text11 if re.search. That means if you can search and find this pattern @ and then A to Za. A to Za-z0-9_ occurring multiple times in the word, then that is a valid token and that would give you the two callouts from that tweet. So, let's look at this callout regular expression in more detail. We said, @ and then we had this square bracket. That's at A to Za to z0 to 9_. And then after the square bracket, we had a +. What does that mean? So it says that you have to start with an @ and then just to follow one or more times, that's what the + means. One or more times. That's at least once, but may be more of something that is in between the square brackets. And that the one that was in between the square brackets is any alphabet, uppercase or lowercase or a digit or underscore and any suspicious symbol that is allowed in a callout expression. So in this regular expression, you saw that we used some notation and meta-characters that we're going to define now.</text:p>
      <text:p text:style-name="P6">Play video starting at :5:9 and follow transcript5:09</text:p>
      <text:p text:style-name="P6">So in regular expressions, a dot is a wildcard character that matches a single character.</text:p>
      <text:p text:style-name="P6">Play video starting at :5:17 and follow transcript5:17</text:p>
      <text:p text:style-name="P6">Any character, but just once.</text:p>
      <text:p text:style-name="P6">Play video starting at :5:20 and follow transcript5:20</text:p>
      <text:p text:style-name="P6">When we use the character symbol, that indicates the start of the string. So even though not all strings start explicitly the character sign, this character matches an empty character at the start of the string.</text:p>
      <text:p text:style-name="P6">Play video starting at :5:39 and follow transcript5:39</text:p>
      <text:p text:style-name="P6">The counterpart of that is dollar symbol that represents the end of the string. So if your string has a backslash end, the dollar comes after the backslash end. So, there's a backslash end and a dollar. Dollar is truly the end of the string, the way it represented. The square brackets matched one of the characters that are within the square bracket.</text:p>
      <text:p text:style-name="P6">Play video starting at :6:4 and follow transcript6:04</text:p>
      <text:p text:style-name="P6">You have a to z, for example, within square bracket that rematch one of the range of characters a, b up to z. There are some changes there when you have square brackets, but caret abc. It means something different. It means it matches a character that is not a or b, or c. So, it's kind of the inverse of it. So when I said that opening bracket and closing square bracket indicates that it matches any other characters within it, this particular expression with a character the star doesn't mean that it matches a character, an a or a b or a c. But it says, explicitly that it is. It matches any other character, but a, b or c.</text:p>
      <text:p text:style-name="P6">Play video starting at :6:47 and follow transcript6:47</text:p>
      <text:p text:style-name="P6">A or b would match either a or b where a and b are themselves strings. You can use this normal braces to say, scoping for operators. You'll use this backslash as escape character, especially for special characters like \t and \n and you could use special character symbols. Just like \t is for tab, you have \b to match a word boundary. You have \d to match any digit, any single digit 0 to 9. That's included into square bracket 0 to 9. \d is any non-digit, anything that is not 0 to 9. So, that's the equal interpretation there, square brackets not 0 to 9. \s is any whitespace character. That is matches space or a tab, or a new line, or \r and \f and \v. Capital S. So, \S is matches any non-<text:soft-page-break/>whitespace character just the way d and capital D are opposites of each other. S and capital S are opposite of each other. Same way you have w. \w matches any alphanumeric character whereas \W matches any non-alphanumeric character, then we look at repetitions. When you have star, that says that anything that occurs before that matches zero or more times. So, it may not happen at all or it can happen multiple times. Once, twice, thrice or so on. If it's plus, it has to happen once. At least once, but it can happen more than once too. If it's a question mark, it means that it has to match once or does not match at all. So, it matches zero times or once. And now, you have these curly braces. So curly braces and n, it means it matches exactly n times where n is more than 0. If you have curly braces three, it means that this has to match thrice and only thrice. If it's n comma, it means it's at least intense. And if it's comma n, it means it's most intense.</text:p>
      <text:p text:style-name="P6">Play video starting at :9:17 and follow transcript9:17</text:p>
      <text:p text:style-name="P6">If it's a combination of both of them m comma n, it means that it has to match at least m times and at most n times. Let's look back at the callout expression. When we use this callout expression using this re.search, we do get @UN, @UN_Women. But then if you say for w when re.search that \w actually matches A-Za-z0-10_, so that would also give you the same answer, any alpha numeric symbol character. Let's look at some more examples. If you were to find some special characters, for example, if you have the text Ouagadougou. Again, the capital city of Burkina Faso. And in order to find all vowels, you'll say, re.findall and the regular expression in square bracket is a, e, i, o, u and that will give you all the vowels that are there.</text:p>
      <text:p text:style-name="P6">Play video starting at :10:29 and follow transcript10:29</text:p>
      <text:p text:style-name="P6">Same way, if you are to find out everything that is not a vowel. That's a consonant, then you could use the carrot a, e, i, o, u option and that will give you g, d and g. These are the only three consonants in Ouagadougou.</text:p>
      <text:p text:style-name="P6">Play video starting at :10:47 and follow transcript10:47</text:p>
      <text:p text:style-name="P6">So now, let's take a look at a special case to find regular expressions for dates.</text:p>
      <text:p text:style-name="P6">Play video starting at :10:55 and follow transcript10:55</text:p>
      <text:p text:style-name="P6">Dates are unique in the sense that they have multiple variants in free-text. Let's take a date off the top of my head. Let's say, 23rd October 2002 and look at variants of how you could write this date. You could write as date, month and the year.</text:p>
      <text:p text:style-name="P6">Play video starting at :11:16 and follow transcript11:16</text:p>
      <text:p text:style-name="P6">Either with a hyphen or the slash with two digits for the year other than four. If you are in the US, then you would use month, date, year format. You might use words for October rather than the number ten. So, 23 Oct 2002 or 23 October. And again, change the order where you have month first before date. So, you can see that there are so many variants and top on to other right a regular expression to match it, and write something like this where you have two digits with a slash or a dash, and then four digits that are just going to match some of them. Suppose you have all of these variants, and you use just the first four. You could use this regular expression of two digits followed by a slash and a dash, two digits, slash and a dash then four. And that will give you three of them, because it doesn't match the one that said, yours could be two digits. So then, you have to fix that. So you say, it could be two digits or four digits and then it will match all four.</text:p>
      <text:p text:style-name="P6">Play video starting at :12:34 and follow transcript12:34</text:p>
      <text:p text:style-name="P6">And then you could say, the dates it so happen in this its October. So, it's 10. What about September and it would be nine? You have to kind of address that as well or third of October. That will be just one single digit for that. So in general, you have to have one or two characters, sorry, digits for the date. One or two digits for the month and two, or four digits for the year. That will give you all of them here, but that's more children then what you had up here. Now let's look at the other variance where you have October written out, spell it out. Then, you have to say that you have to have two digits of a start, a space and then Jan, Feb, March, April as in J-A-N and F-E-B and so on. One of them occurring, so you use this byte symbol to indicate disjunctions between them and then you have four digits at the end for the year. That will match just October. What happened? Shouldn't it match the whole thing?</text:p>
      <text:p text:style-name="P6">Play video starting at :13:41 and follow transcript13:41</text:p>
      <text:p text:style-name="P6"><text:soft-page-break/>It did match the whole with the date and so on.</text:p>
      <text:p text:style-name="P6">Play video starting at :13:44 and follow transcript13:44</text:p>
      <text:p text:style-name="P6">Well, the difference here is that this bracket sign has two meanings. In regular expressions, when you use the bracket, it also indicates scoping. So it says, I want to pull out only something that matched that part. It doesn't match the whole string, but it pulls out and gives you back only the thing that matched between Jan, Feb, March up to December. That's what gave me October as O-C-T.</text:p>
      <text:p text:style-name="P6">Play video starting at :14:14 and follow transcript14:14</text:p>
      <text:p text:style-name="P6">For you to find and give it a test and you say, this is a scoping operating operator, but don't pull out just what you matched here. You use this question mark colon special character sequence to indicate that. So when you use that, you'd get the entire string 23 October 2002. Great, why didn't others match? Because the next string was Octobers, spell out completely. We didn't have that and the other two had a comma there, and we didn't have that. So if we were to somehow say that we are going to use the same string, but then we can exchanged Oct to October by saying, it's starts with these three characters, but then it could have a to z multiple times. Why not a plus there? Because May is there with just May. There's nothing that follows may. So you'll have that will match both of them between Oct, 2002 and 23 October 2002. And then finally, we have the two remaining cases where you say that I don't necessarily have to have data to start. I might have data at the end. So the first occurrence of date is you have a question mark after that and then you add a date option at the end, and then a year after that. So you have a question mark, colon, \d(2), comma. Calculating both at the start and at the end before you have the year \d(4), originally. That will match all four. You see that when you're building the regular expressions, you are to keep working on them to finally get the pattern that you'll really want. Note that all of these did not handle this third October case or 23rd of September case, so you have to do all of that with one or two Digits for the date and the month. So, that has to change. And in fact, you may also want to do a \d(2) comma 4 for the year if that is a pattern that you want to fix. Great. So, what did we learn? In this video, we learned about regular expressions. We saw what they are. Why they are useful. What are the regular expression meta-characters and how do you build a regular expression to identify dates. But in general, to identify any particular pattern string that you want to identify.</text:p>
      <text:p text:style-name="P6">Play video starting at :16:43 and follow transcript16:43</text:p>
      <text:p text:style-name="P6">In next videos, we are going to see more information about how do you handle other variance of text that you're using.</text:p>
      <text:p text:style-name="P6"/>
      <text:p text:style-name="P4">DEMONSTRATION: REGEX WITH PANDAS <text:span text:style-name="T1">AND</text:span> NAMED GROUPS</text:p>
      <text:p text:style-name="P7">Hi everyone. Today we'll be looking at working with text data and pandas.</text:p>
      <text:p text:style-name="P7">Play video starting at ::14 and follow transcript0:14</text:p>
      <text:p text:style-name="P7">First let's take a look at our data frame.</text:p>
      <text:p text:style-name="P7">Play video starting at ::17 and follow transcript0:17</text:p>
      <text:p text:style-name="P7">It currently only has the one column, text, and each entry is a string containing a day of the week and a time.</text:p>
      <text:p text:style-name="P7">Play video starting at ::26 and follow transcript0:26</text:p>
      <text:p text:style-name="P7">Using the str attribute we are able to access the set of string processing methods to make it easy to operate on each element in the series.</text:p>
      <text:p text:style-name="P7">Play video starting at ::35 and follow transcript0:35</text:p>
      <text:p text:style-name="P7">For example, applying str.len to the text column shows the number of characters for each string in the series.</text:p>
      <text:p text:style-name="P7">Play video starting at ::46 and follow transcript0:46</text:p>
      <text:p text:style-name="P7">Similarly, we could use str.split to split each string on white space, then use str.len to find the number of tokens for each element of the series.</text:p>
      <text:p text:style-name="P7">Play video starting at ::58 and follow transcript0:58</text:p>
      <text:p text:style-name="P7">To check if a string contains a pattern, we can use str.contains.</text:p>
      <text:p text:style-name="P7">Play video starting at :1:3 and follow transcript1:03</text:p>
      <text:p text:style-name="P7"><text:soft-page-break/>Here, we can see which entries contain the word appointment.</text:p>
      <text:p text:style-name="P7">Play video starting at :1:9 and follow transcript1:09</text:p>
      <text:p text:style-name="P7">Using str.count, we can count occurences of a pattern in each string of the series.</text:p>
      <text:p text:style-name="P7">Play video starting at :1:16 and follow transcript1:16</text:p>
      <text:p text:style-name="P7">Here, we are finding how many times a digit occurs in each string. We can find out what these occurences are using str.findall. We can also use regular expression capturing groups to group patterns of interest.</text:p>
      <text:p text:style-name="P7">Play video starting at :1:34 and follow transcript1:34</text:p>
      <text:p text:style-name="P7">Suppose we wanted to pull out the hour and minutes from each string.</text:p>
      <text:p text:style-name="P7">Play video starting at :1:38 and follow transcript1:38</text:p>
      <text:p text:style-name="P7">By capturing these different groups with parenthesis, str.findall is able to return the groups to us.</text:p>
      <text:p text:style-name="P7">Play video starting at :1:46 and follow transcript1:46</text:p>
      <text:p text:style-name="P7">Next, let's take a look at how to use str.replace on our series.</text:p>
      <text:p text:style-name="P7">Play video starting at :1:51 and follow transcript1:51</text:p>
      <text:p text:style-name="P7">Let's replace any instances of a week day with three question marks.</text:p>
      <text:p text:style-name="P7">Play video starting at :1:56 and follow transcript1:56</text:p>
      <text:p text:style-name="P7">To do this we pass an irregular expression that finds the words that end in day and we pass in the three question marks.</text:p>
      <text:p text:style-name="P7">Play video starting at :2:7 and follow transcript2:07</text:p>
      <text:p text:style-name="P7">Suppose you wanted to use str.replace to make a change that was based on the original. This is possible using str.replace and lambda expressions.</text:p>
      <text:p text:style-name="P7">Play video starting at :2:17 and follow transcript2:17</text:p>
      <text:p text:style-name="P7">Let's take a look at an example where we want to take the weekday from each string and replace it with a three letter abbreviation.</text:p>
      <text:p text:style-name="P7">Play video starting at :2:26 and follow transcript2:26</text:p>
      <text:p text:style-name="P7">First, we use the expression that finds the weekday for us and we can create a group by placing it in parenthesis.</text:p>
      <text:p text:style-name="P7">Play video starting at :2:34 and follow transcript2:34</text:p>
      <text:p text:style-name="P7">Then for the replacement parameter, we can pass in a lambda expression.</text:p>
      <text:p text:style-name="P7">Play video starting at :2:38 and follow transcript2:38</text:p>
      <text:p text:style-name="P7">In this case, we use groups to get a tuple of the groups, index 0 to get the first, and in this case, only group, and slice the first three letters from the group.</text:p>
      <text:p text:style-name="P7">Play video starting at :2:49 and follow transcript2:49</text:p>
      <text:p text:style-name="P7">Looking at the results, we can see Monday has been replaced with Mon, Tuesday with Tue, and so on.</text:p>
      <text:p text:style-name="P7">Play video starting at :3: and follow transcript3:00</text:p>
      <text:p text:style-name="P7">&gt;&gt; The next method we're going to look at is str.extract, which allows us to quickly create new columns, using the extracted groups.</text:p>
      <text:p text:style-name="P7">Play video starting at :3:9 and follow transcript3:09</text:p>
      <text:p text:style-name="P7">For example, if we use extract with the hour and minutes pattern, from the find all example, we get a dataframe with two columns, one for the hours and one for the minutes.</text:p>
      <text:p text:style-name="P7">Play video starting at :3:20 and follow transcript3:20</text:p>
      <text:p text:style-name="P7">Note that str.extract only extracts groups from the first match of the pattern.</text:p>
      <text:p text:style-name="P7">Play video starting at :3:26 and follow transcript3:26</text:p>
      <text:p text:style-name="P7">To get all matches use str.extractall.</text:p>
      <text:p text:style-name="P7">Play video starting at :3:31 and follow transcript3:31</text:p>
      <text:p text:style-name="P7">Let's try an example with extractall that uses a more complex pattern with more groups.</text:p>
      <text:p text:style-name="P7">Play video starting at :3:37 and follow transcript3:37</text:p>
      <text:p text:style-name="P7">We'll add a capturing group for am or pm following the hours and minutes, and add parentheses to the entire regular expression, to capture the whole pattern as another group.</text:p>
      <text:p text:style-name="P7">Play video starting at :3:49 and follow transcript3:49</text:p>
      <text:p text:style-name="P7"><text:soft-page-break/>Looking at the data frame returned, we have a multi index where the level match, indicates the order of the match.</text:p>
      <text:p text:style-name="P7">Play video starting at :3:57 and follow transcript3:57</text:p>
      <text:p text:style-name="P7">Here we can see there are two matches from the last entry of df text. The columns correspond to the capturing groups with the whole pattern returns in column 0, the hours in column 1, the minutes in column 2, and the period in column 3.</text:p>
      <text:p text:style-name="P7">Play video starting at :4:17 and follow transcript4:17</text:p>
      <text:p text:style-name="P7">One last thing I'd like to show you is name groups in regular expressions.</text:p>
      <text:p text:style-name="P7">Play video starting at :4:22 and follow transcript4:22</text:p>
      <text:p text:style-name="P7">We can name a group by adding ?P and the name and angle brackets after the first parentheses of the group.</text:p>
      <text:p text:style-name="P7">Play video starting at :4:31 and follow transcript4:31</text:p>
      <text:p text:style-name="P7">Extractall will then use the group names as the column names of the returned data frame.</text:p>
      <text:p text:style-name="P7">Play video starting at :4:38 and follow transcript4:38</text:p>
      <text:p text:style-name="P7">Here we've added the name time to the first group, hour to the second group, minute to the third group, and period to the fourth group.</text:p>
      <text:p text:style-name="P7">Play video starting at :4:47 and follow transcript4:47</text:p>
      <text:p text:style-name="P7">Pandas provides many additional methods for text data, so be sure to check the Pandas working with text data documentation.</text:p>
      <text:p text:style-name="P7">Play video starting at :4:55 and follow transcript4:55</text:p>
      <text:p text:style-name="P7">By using and combining these methods you'll be able to do some very powerful text processing of your own with Pandas. Thanks for watching. Hope to see you again next time.</text:p>
      <text:p text:style-name="P7"/>
      <text:p text:style-name="P10">INTERNATIONALIZATION <text:s/>AND ISSUES WITH NON-ASCII CHARACTERS</text:p>
      <text:p text:style-name="P9">In this video we are going to talk about internationalization. The world is a mix of multiple language. We talk about English almost all the time, but English is going more and more as a minority language over the Internet.</text:p>
      <text:p text:style-name="P9">Play video starting at ::29 and follow transcript0:29</text:p>
      <text:p text:style-name="P9">English is very well encoded using ASCII. ASCII stands for American Standard Code for Information Interchange. And this was the encoding scheme that captures all characters. It's 7-bit long, so you have 128 valid characters or valid codes that you could use. And in hexadecimal form it ranges from 0x00 to 0x7F. So if you think about it it takes the seven bits out of eight bits and uses this lower half of the eight bit encoding. This model and this encoding scheme has been in used for quite sometime in start of computing really. It includes alphabets both uppercase and lowercase, it has all ten digits, all punctuations. All common symbols like brackets for example or percentage sign and the dollar symbol, and the hash symbol. It has some control characters, some characters to describe let's say end of the line or the tab or some other control characters that are needed to see. A paragraph ends, for example, is different from a line end.</text:p>
      <text:p text:style-name="P9">Play video starting at :1:53 and follow transcript1:53</text:p>
      <text:p text:style-name="P9">And it has worked relatively well for English typewriting.</text:p>
      <text:p text:style-name="P9">Play video starting at :1:58 and follow transcript1:58</text:p>
      <text:p text:style-name="P9">I say relatively because even in English it doesn't really capture everything. Let's think about diacritics marks, resume versus resume. If you ignore the diacritics they are the same word, they have the same six characters R-E-S-U-M-E. But the e is different in resume and that is not ready encoded in the ASCII schema things. And this is not the only one. Now e with an i and an umlaut on top of it is another example of that. So is cafe or something with a diacritic on e. It's fairly common in other languages though. And as we have seen that English is not necessarily the majority language anymore, you have to be more sensitive to those changes as well. So for example the names of cities, Quebec or Zurich. Or the names of organizations, like the Federation Internationale De Football Association, or FIFA, which is the leading Football Association.</text:p>
      <text:p text:style-name="P9">Play video starting at :3:8 and follow transcript3:08</text:p>
      <text:p text:style-name="P9"><text:soft-page-break/>But then you have other languages that have completely different encoding scheme, completely different characters, like Chinese, or Hindi, or Greek, or Russian. But then you have languages of music. And you have the musical symbols that are also relevant, especially if you're using the digital form to now create music. And you have to somehow encode the music symbols. And then you have the very famous emoticons. You have the smiley faces and in fact now, many, many more emoticons that are available.</text:p>
      <text:p text:style-name="P9">Play video starting at :3:47 and follow transcript3:47</text:p>
      <text:p text:style-name="P9">And all of these need to be included in some way. So what used to be enough for English, let's say, barely enough for English, is definitely not enough when you're including diacritic marks and the multitude of languages that are available.</text:p>
      <text:p text:style-name="P9">Play video starting at :4:6 and follow transcript4:06</text:p>
      <text:p text:style-name="P9">In fact there are quite a few different written scripts that need inquiry.</text:p>
      <text:p text:style-name="P9">Play video starting at :4:14 and follow transcript4:14</text:p>
      <text:p text:style-name="P9">For example Latin which is basically English is 36% of data and over 2.6 billion people. 36% of people, sorry, use Latin-based languages. And when I say Latin-based languages, I'm including Italian in it because it's a same type of language as French, and so on, if you kind of ignore the diacritics. But then there are completely different written scripts in Chinese.</text:p>
      <text:p text:style-name="P9">Play video starting at :4:41 and follow transcript4:41</text:p>
      <text:p text:style-name="P9">Or Devanagari that is the basis for a lot of Indian languages. Or Arabic or Cyrillic and Dravidian which is another Indian language in the south of India.</text:p>
      <text:p text:style-name="P9">Play video starting at :4:52 and follow transcript4:52</text:p>
      <text:p text:style-name="P9">So this map kind of shows you how different scripts are used across the world.</text:p>
      <text:p text:style-name="P9">Play video starting at :4:59 and follow transcript4:59</text:p>
      <text:p text:style-name="P9">You have a lot of character encodings that have developed now to somehow encode them in computing schemes. So you have the IBM EBCDIC, which is an 8-bit encoding. You have Latin-1 encoding, just slightly different from the ASCII encoding. You have individual country specific standards like JIS for Japanese Industrial Standards and the CCCII that's</text:p>
      <text:p text:style-name="P9">Play video starting at :5:24 and follow transcript5:24</text:p>
      <text:p text:style-name="P9">the Chinese Character Code for Information Interchanges like ASCII.</text:p>
      <text:p text:style-name="P9">Play video starting at :5:30 and follow transcript5:30</text:p>
      <text:p text:style-name="P9">You have the Extended Unix Code, EUC and there are numerous other national standards.</text:p>
      <text:p text:style-name="P9">Play video starting at :5:38 and follow transcript5:38</text:p>
      <text:p text:style-name="P9">But then there was a need to standardize it and bring it all together and that's what Unicode and UTF-8 encoding does. As you'll see there have been a lot of interest in converting the pages to UTF-8. The ASCII only encoding has significantly dropped and consistently dropped over the last 10, 12 years. While UTF-8 was not really that popular until 2004 and 2006. And then just shot up, and is by far the most common encoding used on webpages currently.</text:p>
      <text:p text:style-name="P9">Play video starting at :6:24 and follow transcript6:24</text:p>
      <text:p text:style-name="P9">Well, so what is Unicode? Unicode is an industry standard for encoding and representing text. It has over 128,000 characters from 130 odd scripts and symbol sets. So when I'm saying symbol sets, I include Greek symbols, for example, or symbols for the four suits in a card deck and so on.</text:p>
      <text:p text:style-name="P9">Play video starting at :6:52 and follow transcript6:52</text:p>
      <text:p text:style-name="P9">It can be implemented using different character endings but UTF-8 is one of them and, by far, the most common one. UTF-8 is an extendable encoding set. It goes from one byte up to four bytes You have UTF-16 which uses one or two 16-bit codes. The UTF-8 is 8 bit sets, so 8 bits is a byte, so you have 1 byte as a minimum and then it goes up to 4 bytes, while UTF 16 is a 16 bit sets one or two of them. UTF-32 is one 32 bit encoding, so even though you have all of these kind of using up to 32 bits, UTF-8 kind of uses one big 32-bit encoding for all characters.</text:p>
      <text:p text:style-name="P9">Play video starting at :7:41 and follow transcript7:41</text:p>
      <text:p text:style-name="P9">So what is UTF-8? UTF-8 stands for Unicode Transformational Format- 8-bits, to distinguish it from 16 bit and 32 bit UTF formats. You have variable length encoding, tt goes from one byte to <text:soft-page-break/>four bytes. And it is also backward compatible with ASCII. So for example, all ASCII codes that were seven bit codes and used the leading zero</text:p>
      <text:p text:style-name="P9">Play video starting at :8:11 and follow transcript8:11</text:p>
      <text:p text:style-name="P9">in ASCII are the same codes in UTF-8. So all those that where encoded using ASCII use one byte of information in UTF-8 and uses one byte that is similar to what ASCII says. But then ASCII sort of UTF-8 because it can be extended to four bytes. It has lot of other schemes to kind of do that and keep on extending it. UTF-8 is the dominant character encoding for the Web and in fact, it is</text:p>
      <text:p text:style-name="P9">Play video starting at :8:45 and follow transcript8:45</text:p>
      <text:p text:style-name="P9">inherently handled well, it's default in Python 3. If you are one of those who are using Python 2 then you have to give this</text:p>
      <text:p text:style-name="P9">Play video starting at :8:57 and follow transcript8:57</text:p>
      <text:p text:style-name="P9">statement in the start of your Python script that tells the interpreter that the coding is, that you are using is UTF-8. So let's see an example. I see the word Resume in both Python 3 and Python 2. So if you enter the same way of text1 as Resume and you find the length of that word.</text:p>
      <text:p text:style-name="P9">Play video starting at :9:25 and follow transcript9:25</text:p>
      <text:p text:style-name="P9">In Python 3 you are going to see that it is 6 characters long,</text:p>
      <text:p text:style-name="P9">Play video starting at :9:31 and follow transcript9:31</text:p>
      <text:p text:style-name="P9">or I should say it's 6 characters, yeah.</text:p>
      <text:p text:style-name="P9">Play video starting at :9:35 and follow transcript9:35</text:p>
      <text:p text:style-name="P9">While in Python 2 you get 8. So why is that?</text:p>
      <text:p text:style-name="P9">Play video starting at :9:40 and follow transcript9:40</text:p>
      <text:p text:style-name="P9">Let's see the text itself and you'll see that for Python 3 kind of gives back the word resume.</text:p>
      <text:p text:style-name="P9">Play video starting at :9:47 and follow transcript9:47</text:p>
      <text:p text:style-name="P9">But then in Python 2, if you print it out you will see that you have these special hexadecimal codes. So there's a hexadecimal code c389 in place of the diacritic e. Or again you have the c389 at the end of the word. So you would know that these two symbols together the c389 is a representation of diacritic e. And it is represented as two separate bytes in Python 2. So specifically if you want all of these characters you're going to see that it is the six characters come out very well in Python 3. While in Python 2 you're going to get them as eight separate characters. So c3 is one character and a9 is one because it's one byte each.</text:p>
      <text:p text:style-name="P9">Play video starting at :10:42 and follow transcript10:42</text:p>
      <text:p text:style-name="P9">So how do you do it? How do you handle UTF-8 strings in Python 2? You're going to use the u before you write your resume. And that would then give the length as 6. It'll tell the interpreter in a way that you have this other Unicode string, a UTF-8 string. And if you actually dubbed individual characters you're going to see that you get R. But then you have the xe9 and then you have these characters again. That hexadecimal called E9 is the Unicode equivalent of the diacritic e. So the take home concept here is that there is a lot of diversity in text, especially text that you will see. And hence it is important for us to recognize that and for computer systems and encodings to capture that.</text:p>
      <text:p text:style-name="P9">Play video starting at :11:37 and follow transcript11:37</text:p>
      <text:p text:style-name="P9">ASCII and other character encodings who were used extensively earlier and because there was no standardization, the UTF-8 encoding kind of became popular and is used almost exclusively now. And it's the most popular in coding set. We saw that in Python 3, it is handled by default, so you don't have to do anything specific. While for Python 2 you may have to do something to let the interpreter know that you're using the UTF-8 encod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27T08:18:08.507304169</meta:creation-date>
    <dc:date>2021-04-30T08:20:38.581330484</dc:date>
    <meta:editing-duration>PT16M13S</meta:editing-duration>
    <meta:editing-cycles>6</meta:editing-cycles>
    <meta:generator>LibreOffice/6.0.7.3$Linux_X86_64 LibreOffice_project/00m0$Build-3</meta:generator>
    <meta:document-statistic meta:table-count="0" meta:image-count="0" meta:object-count="0" meta:page-count="11" meta:paragraph-count="199" meta:word-count="8488" meta:character-count="46093" meta:non-whitespace-character-count="37802"/>
  </office:meta>
</office:document-meta>
</file>